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F" fo:font-size="12pt"/>
    </style:style>
    <style:style style:name="ce5" style:family="table-cell" style:parent-style-name="Default">
      <style:table-cell-properties fo:border="0.06pt solid #000000"/>
      <style:text-properties fo:font-size="12pt"/>
    </style:style>
    <style:style style:name="T1" style:family="text">
      <style:text-properties style:font-name="맑은 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맑은 고딕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8" table:default-cell-style-name="ce1"/>
        <table:table-column table:style-name="co1" table:number-columns-repeated="1016" table:default-cell-style-name="Default"/>
        <table:table-row table:style-name="ro1">
          <table:table-cell table:style-name="Default" office:value-type="string" calcext:value-type="string">
            <text:p>추가테이블:</text:p>
          </table:table-cell>
          <table:table-cell table:style-name="Default" office:value-type="string" calcext:value-type="string">
            <text:p>가맹점 리뷰</text:p>
          </table:table-cell>
          <table:table-cell table:style-name="Default" office:value-type="string" calcext:value-type="string">
            <text:p>쿠폰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사용자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아이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양음력여부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양력이면 1, 음력이면 0 / DEFAULT 1 (양력에 CHECKED)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등급테이블 P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주문테이블 PK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개인정보유효기간</text:p>
          </table:table-cell>
          <table:table-cell table:style-name="ce5"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<text:span text:style-name="T1">추가기능? </text:span><text:span text:style-name="T2">1,3,5년 / 지나가면 개인정보가 사라짐 (비활성화?)</text:span>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배송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2"/>
          <table:table-cell office:value-type="string" calcext:value-type="string">
            <text:p>주소는 3개 합친것이 UNIQU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등급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등급 획득 후 1년이 지나면 리셋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가맹점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가맹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  <table:table-cell/>
          <table:table-cell office:value-type="string" calcext:value-type="string">
            <text:p>제약조건으로 가맹점 주소 3개 합친 것이 UNIQUE가 되어야 함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상세주소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Default" office:value-type="string" calcext:value-type="string">
            <text:p>이벤트/배너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이벤트배너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마감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table:number-columns-repeated="1023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문의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답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문의테이블 P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주문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주문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결제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배송지 테이블 PK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피자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도우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도우 테이블 P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(1)</text:p>
          </table:table-cell>
          <table:table-cell/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사이드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사이드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음료 및 기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메뉴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토핑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피자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피자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피자 수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피자 구매 가격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피자 원래 가격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토핑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토핑 주문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토핑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토핑 수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토핑 가격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사이드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사이드 주문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사이드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수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사이드 구매 가격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사이드 원래 가격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음료및 기타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음료 주문 번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음료 및 기타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수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가격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51:02.229000000</meta:creation-date>
    <dc:date>2020-06-11T19:39:30.128000000</dc:date>
    <meta:editing-duration>PT35M49S</meta:editing-duration>
    <meta:editing-cycles>4</meta:editing-cycles>
    <meta:generator>LibreOffice/6.4.4.2$Windows_X86_64 LibreOffice_project/3d775be2011f3886db32dfd395a6a6d1ca2630ff</meta:generator>
    <meta:document-statistic meta:table-count="1" meta:cell-count="466" meta:object-count="0"/>
  </office:meta>
</office:document-meta>
</file>